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cdf35" officeooo:paragraph-rsid="000cdf35"/>
    </style:style>
    <style:style style:name="P2" style:family="paragraph" style:parent-style-name="Text_20_body">
      <style:text-properties fo:language="mk" fo:country="MK" officeooo:rsid="000cdf35" officeooo:paragraph-rsid="000cdf35"/>
    </style:style>
    <style:style style:name="P3" style:family="paragraph" style:parent-style-name="Title">
      <style:text-properties fo:language="mk" fo:country="MK"/>
    </style:style>
    <style:style style:name="P4" style:family="paragraph" style:parent-style-name="Text_20_body">
      <style:text-properties fo:language="mk" fo:country="MK" officeooo:rsid="0011df61" officeooo:paragraph-rsid="0011df61"/>
    </style:style>
    <style:style style:name="P5" style:family="paragraph" style:parent-style-name="Text_20_body">
      <style:text-properties fo:language="mk" fo:country="MK" officeooo:rsid="001550f5" officeooo:paragraph-rsid="001550f5"/>
    </style:style>
    <style:style style:name="P6" style:family="paragraph" style:parent-style-name="Text_20_body">
      <style:text-properties fo:language="mk" fo:country="MK" officeooo:paragraph-rsid="00183806"/>
    </style:style>
    <style:style style:name="P7" style:family="paragraph" style:parent-style-name="Text_20_body">
      <style:text-properties fo:language="mk" fo:country="MK" officeooo:rsid="000cdf35" officeooo:paragraph-rsid="001cccd7"/>
    </style:style>
    <style:style style:name="P8" style:family="paragraph" style:parent-style-name="Text_20_body">
      <style:text-properties officeooo:rsid="0011df61" officeooo:paragraph-rsid="0011df61"/>
    </style:style>
    <style:style style:name="P9" style:family="paragraph" style:parent-style-name="Text_20_body">
      <style:text-properties officeooo:rsid="0018411c" officeooo:paragraph-rsid="00193195"/>
    </style:style>
    <style:style style:name="P10" style:family="paragraph" style:parent-style-name="Text_20_body">
      <style:text-properties officeooo:rsid="001b78fa" officeooo:paragraph-rsid="001b78fa"/>
    </style:style>
    <style:style style:name="P11" style:family="paragraph" style:parent-style-name="Heading_20_1">
      <style:text-properties fo:language="mk" fo:country="MK"/>
    </style:style>
    <style:style style:name="T1" style:family="text">
      <style:text-properties fo:language="mk" fo:country="MK"/>
    </style:style>
    <style:style style:name="T2" style:family="text">
      <style:text-properties fo:language="mk" fo:country="MK" officeooo:rsid="0011df61"/>
    </style:style>
    <style:style style:name="T3" style:family="text">
      <style:text-properties fo:language="mk" fo:country="MK" officeooo:rsid="00193195"/>
    </style:style>
    <style:style style:name="T4" style:family="text">
      <style:text-properties fo:language="mk" fo:country="MK" officeooo:rsid="001b1c53"/>
    </style:style>
    <style:style style:name="T5" style:family="text">
      <style:text-properties fo:language="mk" fo:country="MK" officeooo:rsid="001df2bd"/>
    </style:style>
    <style:style style:name="T6" style:family="text">
      <style:text-properties officeooo:rsid="0010dcdb"/>
    </style:style>
    <style:style style:name="T7" style:family="text">
      <style:text-properties officeooo:rsid="0011df61"/>
    </style:style>
    <style:style style:name="T8" style:family="text">
      <style:text-properties officeooo:rsid="0013c39d"/>
    </style:style>
    <style:style style:name="T9" style:family="text">
      <style:text-properties officeooo:rsid="001550f5"/>
    </style:style>
    <style:style style:name="T10" style:family="text">
      <style:text-properties officeooo:rsid="0016729a"/>
    </style:style>
    <style:style style:name="T11" style:family="text">
      <style:text-properties officeooo:rsid="00183806"/>
    </style:style>
    <style:style style:name="T12" style:family="text">
      <style:text-properties officeooo:rsid="001ccc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ИКА <text:span text:style-name="T6">hacklab</text:span></text:p>
      <text:p text:style-name="P8">KIKA hacklab is a place for sharing and gaining knowledge, a place that gathers people interested in technology, computers, machines, electronics, free software, free culture, etc.</text:p>
      <text:p text:style-name="Text_20_body"><text:span text:style-name="T2">The hacklab serves as an open space where interested people can work on various projects, joinlty or individually.</text:span></text:p>
      <text:h text:style-name="P11" text:outline-level="1"><text:span text:style-name="T7">When is it open</text:span>?</text:h>
      <text:p text:style-name="Text_20_body"><text:span text:style-name="T5">Check on:</text:span><text:span text:style-name="T1"> </text:span><text:a xlink:type="simple" xlink:href="https://status.spodeli.org/" text:style-name="Internet_20_link" text:visited-style-name="Visited_20_Internet_20_Link"><text:span text:style-name="T1">https://status.spodeli.org</text:span></text:a><text:span text:style-name="T1">.</text:span></text:p>
      <text:h text:style-name="P11" text:outline-level="1"><text:span text:style-name="T7">WHAT THE HACK</text:span>?</text:h>
      <text:p text:style-name="P6"><text:span text:style-name="T11">Hackerspaces or hacklabs exist all around the world</text:span>. <text:span text:style-name="T11">KIKA is one of them. It exists since the 17th October 2009</text:span>.</text:p>
      <text:p text:style-name="P4">KIKA hacklab is a project of Free Software Macedonia.</text:p>
      <text:h text:style-name="P11" text:outline-level="1"><text:span text:style-name="T7">Why KIKA</text:span>?</text:h>
      <text:p text:style-name="P9"><text:span text:style-name="T1">To learn new things </text:span><text:span text:style-name="T3">in </text:span><text:span text:style-name="T1">software and hardware, to </text:span><text:span text:style-name="T3">get </text:span><text:span text:style-name="T1">help </text:span><text:span text:style-name="T3">for </text:span><text:span text:style-name="T1">develo</text:span><text:span text:style-name="T3">ping </text:span><text:span text:style-name="T1">some of your ideas that you </text:span><text:span text:style-name="T5">thought</text:span><text:span text:style-name="T1"> </text:span><text:span text:style-name="T5">are unreal</text:span><text:span text:style-name="T1">, to solve your problems with </text:span><text:span text:style-name="T3">GNU/</text:span><text:span text:style-name="T1">Linux distributions, to eat a lot of </text:span><text:span text:style-name="T3">biscuits, to find out </text:span><text:span text:style-name="T1">how to protect yourself on the </text:span><text:span text:style-name="T3">Internet</text:span><text:span text:style-name="T1"> and </text:span><text:span text:style-name="T3">to </text:span><text:span text:style-name="T1">learn </text:span><text:span text:style-name="T3">your</text:span><text:span text:style-name="T1"> </text:span><text:span text:style-name="T3">online</text:span><text:span text:style-name="T1"> rights, </text:span><text:span text:style-name="T4">to drink filter coffee freely, to get guidance for the GNOME Women Outreach program, </text:span><text:span text:style-name="T1">to get help for Google Summer Of Cod</text:span><text:span text:style-name="T4">e</text:span><text:span text:style-name="T1"> and to do a lot of other interesting </text:span><text:span text:style-name="T4">things</text:span><text:span text:style-name="T1">.</text:span></text:p>
      <text:h text:style-name="P11" text:outline-level="1"><text:span text:style-name="T7">Where do I contact you</text:span>?</text:h>
      <text:p text:style-name="P1"><text:span text:style-name="T2">Please write to:</text:span><text:span text:style-name="T1"> </text:span><text:a xlink:type="simple" xlink:href="mailto:info@slobodensoftver.org.mk" text:style-name="Internet_20_link" text:visited-style-name="Visited_20_Internet_20_Link"><text:span text:style-name="T1">info@slobodensoftver.org.mk</text:span></text:a><text:span text:style-name="T1">.</text:span></text:p>
      <text:h text:style-name="P11" text:outline-level="1"><text:span text:style-name="T8">How do I join</text:span>?</text:h>
      <text:p text:style-name="P10"><text:span text:style-name="T1">Simply come to one of the regular events in KIKA.</text:span></text:p>
      <text:p text:style-name="P10"><text:span text:style-name="T1">The hacklab is a public and open space, and everyone who wishes to join in the ongoing activities or to suggest new ones, is welcome.</text:span></text:p>
      <text:p text:style-name="P10"><text:span text:style-name="T1">Membership is not required, </text:span><text:span text:style-name="T5">though</text:span><text:span text:style-name="T1"> if you want to become a member of KIKA and support ongoing activities, you can, by paying a monthly fee of 20 Euro.</text:span></text:p>
      <text:h text:style-name="P11" text:outline-level="1"><text:span text:style-name="T8">Where to donate</text:span>?</text:h>
      <text:p text:style-name="P7"><text:span text:style-name="T12">IBAN</text:span>:<text:line-break/><text:span text:style-name="T12">MK07210057088340110</text:span></text:p>
      <text:p text:style-name="P7"><text:soft-page-break/><text:span text:style-name="T12">SWIFT</text:span>:<text:line-break/><text:span text:style-name="T12">TUTNMK22</text:span></text:p>
      <text:h text:style-name="P11" text:outline-level="1">Адреса</text:h>
      <text:p text:style-name="P2"><text:span text:style-name="T10">st. Naum Naumovski Borce</text:span><text:line-break/><text:span text:style-name="T10">no. 38 apt. </text:span>12<text:line-break/>1000 <text:span text:style-name="T10">Skopje</text:span>, <text:span text:style-name="T10">Republic of Macedonia</text:span></text:p>
      <text:h text:style-name="P11" text:outline-level="1"><text:span text:style-name="T9">What does KIKA mean</text:span>?</text:h>
      <text:p text:style-name="P5">KIKA is Information, Culture, Authonom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mk" fo:country="MK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mk" fo:country="MK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45:02.009965724</meta:creation-date>
    <dc:date>2018-09-22T13:23:48.162594642</dc:date>
    <meta:editing-duration>PT44M12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23" meta:word-count="275" meta:character-count="1608" meta:non-whitespace-character-count="1356"/>
  </office:meta>
</office:document-meta>
</file>